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00" loext:opacity="100%" style:text-line-through-style="none" style:text-line-through-type="none" style:text-underline-style="none"/>
    </style:style>
    <style:style style:name="T213" style:family="text">
      <style:text-properties fo:color="#000000" loext:opacity="100%" style:text-line-through-style="none" style:text-line-through-type="none" style:text-underline-style="none" officeooo:rsid="0aabd8f8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officeooo:rsid="0f4f4fbe"/>
    </style:style>
    <style:style style:name="T367" style:family="text">
      <style:text-properties officeooo:rsid="0f064e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38">C</text:span></text:span><text:span text:style-name="Strong_20_Emphasis"><text:span text:style-name="T237">hecklist voor </text:span></text:span><text:span text:style-name="Strong_20_Emphasis"><text:span text:style-name="T239">de installatie</text:span></text:span><text:span text:style-name="Strong_20_Emphasis"><text:span text:style-name="T237"> van </text:span></text:span><text:reference-mark-start text:name="Distributie"/><text:span text:style-name="Strong_20_Emphasis"><text:span text:style-name="T240">Ubuntu</text:span></text:span><text:reference-mark-end text:name="Distributie"/><text:span text:style-name="Strong_20_Emphasis"><text:span text:style-name="T240"> </text:span></text:span><text:reference-mark-start text:name="Versie"/><text:span text:style-name="Strong_20_Emphasis"><text:span text:style-name="T241">2</text:span></text:span><text:span text:style-name="Strong_20_Emphasis"><text:span text:style-name="T247">2</text:span></text:span><text:span text:style-name="Strong_20_Emphasis"><text:span text:style-name="T242">.04</text:span></text:span><text:reference-mark-end text:name="Versie"/><text:span text:style-name="Strong_20_Emphasis"><text:span text:style-name="T248"> </text:span></text:span><text:span text:style-name="Strong_20_Emphasis"><text:span text:style-name="T249">LTS</text:span></text:span><text:span text:style-name="Strong_20_Emphasis"><text:span text:style-name="T243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70">Deze</text:span><text:span text:style-name="T271"> LTS-versie wordt </text:span><text:span text:style-name="T277">vanaf vrijgave (</text:span><text:span text:style-name="T276">april</text:span><text:span text:style-name="T274"> 202</text:span><text:span text:style-name="T276">2</text:span><text:span text:style-name="T277">) </text:span><text:span text:style-name="T272">vijf</text:span><text:span text:style-name="T271"> jaar ondersteund</text:span><text:span text:style-name="T273"> </text:span><text:span text:style-name="T271">(tot </text:span><text:span text:style-name="T276">april</text:span><text:span text:style-name="T270"> </text:span><text:span text:style-name="T271">202</text:span><text:span text:style-name="T276">7</text:span><text:span text:style-name="T273">)</text:span><text:span text:style-name="T275">.</text:span></text:p></text:note-body></text:note></text:span></text:span><text:span text:style-name="Strong_20_Emphasis"><text:span text:style-name="T250"> </text:span></text:span><text:reference-mark-start text:name="Editie"/><text:span text:style-name="Strong_20_Emphasis"><text:span text:style-name="T252">D</text:span></text:span><text:span text:style-name="Strong_20_Emphasis"><text:span text:style-name="T245">esktop</text:span></text:span><text:reference-mark-end text:name="Editie"/><text:span text:style-name="Strong_20_Emphasis"><text:span text:style-name="T244"> </text:span></text:span><text:span text:style-name="Strong_20_Emphasis"><text:span text:style-name="T251">(</text:span></text:span><text:span text:style-name="Strong_20_Emphasis"><text:span text:style-name="T250">Jammy Jellyfish</text:span></text:span><text:span text:style-name="Strong_20_Emphasis"><text:span text:style-name="T251">)</text:span></text:span><text:span text:style-name="Strong_20_Emphasis"><text:span text:style-name="T246">.</text:span></text:span></text:p>
      <text:p text:style-name="P9"/>
      <text:p text:style-name="P71"><text:span text:style-name="T73">Kijk op</text:span><text:span text:style-name="T237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7"> </text:span><text:span text:style-name="T303">voor</text:span><text:span text:style-name="T304"> </text:span><text:span text:style-name="T305">deze en andere </text:span><text:span text:style-name="T306">Linux documenten</text:span><text:span text:style-name="T105">, scripts, </text:span><text:span text:style-name="T106">en informatie</text:span><text:span text:style-name="T105">.</text:span></text:p>
      <text:p text:style-name="P10"/>
      <text:p text:style-name="P39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0"><text:span text:style-name="T226">Nieuwe installatie?</text:span><text:span text:style-name="T221"><text:tab/></text:span><text:span text:style-name="T223"></text:span><text:span text:style-name="T225"><text:tab/></text:span><text:span text:style-name="T224">B</text:span><text:span text:style-name="T221">egin bij hoofdstuk </text:span><text:span text:style-name="T226"><text:bookmark-ref text:reference-format="page" text:ref-name="__RefNumPara__4009_1271708128">2</text:bookmark-ref></text:span><text:span text:style-name="T221"><text:s text:c="2"/></text:span><text:span text:style-name="T227"><text:bookmark-ref text:reference-format="text" text:ref-name="__RefNumPara__4009_1271708128">Installatie uitvoeren</text:bookmark-ref></text:span><text:span text:style-name="T222">.</text:span></text:p>
      <text:p text:style-name="P23"/>
      <text:p text:style-name="P23"/>
      <text:list xml:id="list2927479754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02410408640">
          <table:table-cell table:style-name="_31_._5f_Installatie_5f_voorbereiden.A1" office:value-type="string">
            <text:p text:style-name="P53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1"><text:note text:id="ftn2" text:note-class="footnote"><text:note-citation>2</text:note-citation><text:note-body><text:p text:style-name="P68"><text:span text:style-name="User_20_Entry"><text:span text:style-name="T202">E</text:span></text:span><text:span text:style-name="User_20_Entry"><text:span text:style-name="T204">v</text:span></text:span><text:span text:style-name="User_20_Entry"><text:span text:style-name="T205">en</text:span></text:span><text:span text:style-name="User_20_Entry"><text:span text:style-name="T207">t</text:span></text:span><text:span text:style-name="User_20_Entry"><text:span text:style-name="T208">uele </text:span></text:span><text:span text:style-name="User_20_Entry"><text:span text:style-name="T209">extra </text:span></text:span><text:span text:style-name="User_20_Entry"><text:span text:style-name="T211">gebruiker</text:span></text:span><text:span text:style-name="User_20_Entry"><text:span text:style-name="T209">s aanmelden </text:span></text:span><text:span text:style-name="User_20_Entry"><text:span text:style-name="T210">en dezelfde stappen uitvoeren</text:span></text:span><text:span text:style-name="User_20_Entry"><text:span text:style-name="T206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450241448745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502414599680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een Debian GNU/Linux systeem en een op Debian GNU/Linux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502414599968"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50241460025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50241460054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02414600832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3">.</text:span></text:span></text:p>
          </table:table-cell>
        </table:table-row>
        <table:table-row table:style-name="TableLine94502414601120"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1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93750479460534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2414569824">
          <table:table-cell table:style-name="_32_._5f_Installatie_5f_uitvoer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3">(</text:span><text:span text:style-name="T334">of </text:span><text:span text:style-name="T344">cd/dvd</text:span><text:span text:style-name="T343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3">USB-stick</text:span><text:span text:style-name="T213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1">klik op</text:span></text:span><text:span text:style-name="Strong_20_Emphasis"><text:span text:style-name="T43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3">, </text:span></text:span><text:span text:style-name="Strong_20_Emphasis"><text:span text:style-name="T50">en </text:span></text:span><text:span text:style-name="Strong_20_Emphasis"><text:span text:style-name="T51">klik </text:span></text:span><text:span text:style-name="Strong_20_Emphasis"><text:span text:style-name="T50">vervolgens </text:span></text:span><text:span text:style-name="Strong_20_Emphasis"><text:span text:style-name="T52">achter</text:span></text:span><text:span text:style-name="Strong_20_Emphasis"><text:span text:style-name="T50"> </text:span></text:span><text:span text:style-name="Strong_20_Emphasis"><text:span text:style-name="T62">Desktop image</text:span></text:span><text:span text:style-name="Strong_20_Emphasis"><text:span text:style-name="T50"> </text:span></text:span><text:span text:style-name="Strong_20_Emphasis"><text:span text:style-name="T52">op </text:span></text:span><text:span text:style-name="Strong_20_Emphasis"><text:span text:style-name="T203">64-bit PC (AMD64) desktop image</text:span></text:span><text:span text:style-name="Strong_20_Emphasis"><text:span text:style-name="T219">.</text:span></text:span><text:span text:style-name="Strong_20_Emphasis"><text:span text:style-name="T50"><text:line-break/></text:span></text:span><text:span text:style-name="Strong_20_Emphasis"><text:span text:style-name="T51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5">va</text:span></text:span><text:span text:style-name="Strong_20_Emphasis"><text:span text:style-name="T41">n </text:span></text:span><text:span text:style-name="Strong_20_Emphasis"><text:span text:style-name="T29">min</text:span></text:span><text:span text:style-name="Strong_20_Emphasis"><text:span text:style-name="T42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3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6">het net</text:span></text:span><text:span text:style-name="Strong_20_Emphasis"><text:span text:style-name="T44"> gedownloade </text:span></text:span><text:span text:style-name="T22">CD-beeldbestand </text:span><text:span text:style-name="T23">(.iso)</text:span><text:span text:style-name="Strong_20_Emphasis"><text:span text:style-name="T44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8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9">dat </text:span></text:span><text:span text:style-name="Strong_20_Emphasis"><text:span text:style-name="T30">beschikbaar </text:span></text:span><text:span text:style-name="Strong_20_Emphasis"><text:span text:style-name="T49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5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40">GNU/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2">.</text:span></text:p>
            <text:p text:style-name="P43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341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 table:style-name="TableLine94502414575376">
          <table:table-cell table:style-name="_32_._5f_Installatie_5f_uitvoeren.A1" office:value-type="string">
            <text:p text:style-name="P50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4"> </text:span></text:span><text:span text:style-name="Strong_20_Emphasis"><text:span text:style-name="T157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9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 table:style-name="TableLine94502414578592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9">.</text:span></text:p>
          </table:table-cell>
        </table:table-row>
        <table:table-row table:style-name="TableLine9450241457251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502414812864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1">olg de aanwijzingen </text:span></text:span><text:span text:style-name="Strong_20_Emphasis"><text:span text:style-name="T108">op de schermen</text:span></text:span><text:span text:style-name="Strong_20_Emphasis"><text:span text:style-name="T169">.</text:span></text:span></text:p>
          </table:table-cell>
        </table:table-row>
        <table:table-row table:style-name="TableLine9450241481315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502414813440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6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9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82">Verder</text:span></text:span><text:span text:style-name="Strong_20_Emphasis"><text:span text:style-name="T73">.</text:span></text:span></text:p>
          </table:table-cell>
        </table:table-row>
        <table:table-row table:style-name="TableLine9450241481372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502414814016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Installatietype</text:span></text:span><text:span text:style-name="Strong_20_Emphasis"><text:span text:style-name="T162"> </text:span></text:span><text:span text:style-name="Strong_20_Emphasis"><text:span text:style-name="T163">selecteer</text:span></text:span><text:span text:style-name="Strong_20_Emphasis"><text:span text:style-name="T164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 table:style-name="TableLine9450241481430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90">, </text:span></text:span><text:span text:style-name="Strong_20_Emphasis"><text:span text:style-name="T104">of klik op </text:span></text:span><text:span text:style-name="Strong_20_Emphasis"><text:span text:style-name="T180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68">.</text:span></text:span></text:p>
          </table:table-cell>
        </table:table-row>
        <table:table-row table:style-name="TableLine94502414814592">
          <table:table-cell table:style-name="_32_._5f_Installatie_5f_uitvoeren.A1" office:value-type="string">
            <text:p text:style-name="P6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3">Verder</text:span></text:span><text:span text:style-name="Strong_20_Emphasis"><text:span text:style-name="T90">.</text:span></text:span></text:p>
          </table:table-cell>
        </table:table-row>
        <table:table-row table:style-name="TableLine9450241481488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502414678016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 table:style-name="TableLine94502414733472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2"><text:span text:style-name="Strong_20_Emphasis"><text:span text:style-name="T165"/></text:span></text:p>
      <text:list xml:id="list93750514823155" text:continue-numbering="true" text:style-name="L1">
        <text:list-item>
          <text:p text:style-name="P8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6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2414609216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 table:style-name="TableLine94502414839888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6"/></text:span></text:p>
          </table:table-cell>
        </table:table-row>
        <table:table-row table:style-name="TableLine94502414821584"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1"><text:span text:style-name="T233">De </text:span><text:span text:style-name="T234">Super</text:span><text:span text:style-name="T233">-toets is de Windows</text:span><text:span text:style-name="T235">-</text:span><text:span text:style-name="T236">toets</text:span><text:span text:style-name="T233">, </text:span><text:span text:style-name="T235">C</text:span><text:span text:style-name="T233">ommand-</text:span><text:span text:style-name="T236">toets</text:span><text:span text:style-name="T233">, of </text:span><text:span text:style-name="T235">V</text:span><text:span text:style-name="T233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4502414902416"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4502414902704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4502414902992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502414903280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502414903568"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3</text:span></text:span><text:span text:style-name="Strong_20_Emphasis"><text:span text:style-name="T170">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6"><text:span text:style-name="Strong_20_Emphasis"><text:span text:style-name="T100"><text:tab/></text:span></text:span></text:p>
      <text:p text:style-name="P47"><text:span text:style-name="Strong_20_Emphasis"><text:span text:style-name="T133"/></text:span></text:p>
      <text:p text:style-name="P48"><text:span text:style-name="Strong_20_Emphasis"><text:span text:style-name="T120"/></text:span></text:p>
      <text:list xml:id="list93750705276200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502414903856">
          <table:table-cell table:style-name="Tabel2.A1" office:value-type="string">
            <text:p text:style-name="P56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5"><text:note text:id="ftn10" text:note-class="footnote"><text:note-citation>1</text:note-citation><text:note-body><text:p text:style-name="P69"><text:span text:style-name="User_20_Entry"><text:span text:style-name="T214">E</text:span></text:span><text:span text:style-name="User_20_Entry"><text:span text:style-name="T215">ventuele extra </text:span></text:span><text:span text:style-name="User_20_Entry"><text:span text:style-name="T216">gebruiker</text:span></text:span><text:span text:style-name="User_20_Entry"><text:span text:style-name="T215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4502414938912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502414975904"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 text:id="ftn11" text:note-class="footnote"><text:note-citation>2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4502414976192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4 </text:span></text:span><text:span text:style-name="Strong_20_Emphasis"><text:span text:style-name="T175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38"><text:span text:style-name="T228">E</text:span><text:span text:style-name="T229">inde c</text:span><text:span text:style-name="T230">hecklist, </text:span><text:span text:style-name="T231">d</text:span><text:span text:style-name="T230">e installatie van </text:span><text:span text:style-name="T230"><text:reference-ref text:reference-format="text" text:ref-name="Distributie">Ubuntu</text:reference-ref></text:span><text:span text:style-name="T230"><text:s/></text:span><text:span text:style-name="T232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0"> </text:span><text:span text:style-name="T230"><text:reference-ref text:reference-format="text" text:ref-name="Editie">Desktop</text:reference-ref></text:span><text:span text:style-name="T230"><text:s/>is voltooid.</text:span></text:p>
      <text:p text:style-name="P16"/>
      <text:p text:style-name="P6"><text:span text:style-name="T161">Geschreven</text:span><text:span text:style-name="T10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2">&gt;</text:span><text:span text:style-name="T10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1T09:37:48.616351741">11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1T09:37:48.423225103</dc:date>
    <meta:keyword>Installatie</meta:keyword>
    <meta:keyword>Checklist</meta:keyword>
    <meta:keyword>Linux</meta:keyword>
    <meta:editing-cycles>6514</meta:editing-cycles>
    <meta:editing-duration>P11DT12H47M40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26" meta:character-count="5033" meta:non-whitespace-character-count="4332"/>
    <meta:user-defined meta:name="Info 1"/>
    <meta:user-defined meta:name="Info 2"/>
    <meta:user-defined meta:name="Info 3"/>
    <meta:user-defined meta:name="Info 4"/>
  </office:meta>
</office:document-meta>
</file>